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42249,10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55250,1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6651,0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22252,2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60053,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44554,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6115,7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2676,2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2257,2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52258,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56259,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2260,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44261,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5562,20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8263,2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2678,1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42249,1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83156,12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2257,2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9">07/19/2024</text:date>, <text:time>06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VIN NACHO</meta:initial-creator>
    <meta:creation-date>2024-07-19T06:08:45</meta:creation-date>
    <dc:date>2024-07-19T06:09:06.40</dc:date>
    <dc:creator>KELVIN NACHO</dc:creator>
    <meta:editing-duration>PT21S</meta:editing-duration>
    <meta:editing-cycles>1</meta:editing-cycles>
    <meta:document-statistic meta:table-count="3" meta:cell-count="57" meta:object-count="0"/>
    <meta:generator>OpenOffice/4.1.15$Win32 OpenOffice.org_project/4115m2$Build-9813</meta:generator>
  </office:meta>
</office:document-meta>
</file>